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fo:font-size="12pt"/>
    </style:style>
    <style:style style:name="T4" style:family="text">
      <style:text-properties style:font-size-asian="12pt"/>
    </style:style>
    <style:style style:name="T5" style:family="text">
      <style:text-properties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manda Farmer<text:tab/><text:tab/><text:tab/><text:tab/>CSS<text:tab/><text:tab/><text:tab/><text:tab/><text:tab/>January 14, 2008</text:p>
      <text:p text:style-name="Standard"><text:line-break/></text:p>
      <text:p text:style-name="Standard"><text:span text:style-name="T2"><text:tab/>On October 10, 1994, </text:span>Håkon Wium Lie released his very first draft of what would soon become </text:p>
      <text:p text:style-name="Standard"/>
      <text:p text:style-name="Standard">CSS. <text:span text:style-name="T2">CSS or cascading style sheets allow web developers exact control over how media appears in the </text:span></text:p>
      <text:p text:style-name="Standard"><text:span text:style-name="T2"/></text:p>
      <text:p text:style-name="Standard"><text:span text:style-name="T2">browser, by allowing you to define "style sheets" that give exact information on how to format text and </text:span></text:p>
      <text:p text:style-name="Standard"><text:span text:style-name="T2"/></text:p>
      <text:p text:style-name="Standard"><text:span text:style-name="T2">graphics. CSS style sheets are defined in a &lt;style&gt; tag, which is usually located in the &lt;head&gt; tag. The </text:span></text:p>
      <text:p text:style-name="Standard"><text:span text:style-name="T2"/></text:p>
      <text:p text:style-name="Standard"><text:span text:style-name="T2">format for CSS is very different from HTML, because there are two parts to the style: name and </text:span></text:p>
      <text:p text:style-name="Standard"><text:span text:style-name="T2"/></text:p>
      <text:p text:style-name="Standard"><text:span text:style-name="T2">attribute. To define a style, first have the name and then a list of all attributes, then list the attributes in</text:span></text:p>
      <text:p text:style-name="P1"/>
      <text:p text:style-name="P1">enclosed curly brackets ("{" and "}"), and each attribute is followed by a semicolon (";"). CSS is used</text:p>
      <text:p text:style-name="P1"/>
      <text:p text:style-name="Standard"><text:span text:style-name="T2"><text:s/>locally by the readers of the web pages to define colors, fonts, layouts, and other aspects of the </text:span></text:p>
      <text:p text:style-name="Standard"><text:span text:style-name="T2"/></text:p>
      <text:p text:style-name="Standard"><text:span text:style-name="T2">document presentation. </text:span>CSS allows authors to move much of that information to a separate stylesheet </text:p>
      <text:p text:style-name="Standard"/>
      <text:p text:style-name="Standard">resulting in considerably simpler HTML markup. </text:p>
      <text:p text:style-name="Standard"><text:span text:style-name="T2"/></text:p>
      <text:p text:style-name="Standard"><text:span text:style-name="T2"><text:tab/>Microformat is a web based approach to semantic markup that seeks to re-use existing XHTML </text:span></text:p>
      <text:p text:style-name="Standard"><text:span text:style-name="T2"/></text:p>
      <text:p text:style-name="Standard"><text:span text:style-name="T2">and HTML tags to convey metadata and other attributes. Although the contents of web pages are </text:span></text:p>
      <text:p text:style-name="Standard"><text:span text:style-name="T2"/></text:p>
      <text:p text:style-name="Standard"><text:span text:style-name="T2">capable of "automated processing," it has since been the inception of the web. This is difficult because </text:span></text:p>
      <text:p text:style-name="Standard"><text:span text:style-name="T2"/></text:p>
      <text:p text:style-name="Standard"><text:span text:style-name="T2">the traditional markup tags are used to display information on the web but does not describe what the </text:span></text:p>
      <text:p text:style-name="Standard"><text:span text:style-name="T2"/></text:p>
      <text:p text:style-name="Standard"><text:span text:style-name="T2">information means. Microformats are intended to fix this problem by attaching semantics, and thereby </text:span></text:p>
      <text:p text:style-name="Standard"><text:span text:style-name="T2"/></text:p>
      <text:p text:style-name="Standard"><text:span text:style-name="T2">obviate other, more complicated methods of automated process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9-01-14T13:48:47</meta:creation-date>
    <dc:date>2009-01-14T14:30:36</dc:date>
    <meta:editing-cycles>1</meta:editing-cycles>
    <meta:editing-duration>PT11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8" meta:word-count="259" meta:character-count="1559"/>
  </office:meta>
</office:document-meta>
</file>